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22165"/>
    </style:style>
    <style:style style:name="P3" style:family="paragraph" style:parent-style-name="Standard">
      <style:paragraph-properties fo:text-align="justify" style:justify-single-word="false"/>
      <style:text-properties officeooo:rsid="001383fb" officeooo:paragraph-rsid="0014b246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383fb" officeooo:paragraph-rsid="0014b246"/>
    </style:style>
    <style:style style:name="P5" style:family="paragraph" style:parent-style-name="Standard">
      <style:paragraph-properties fo:text-align="justify" style:justify-single-word="false"/>
      <style:text-properties officeooo:rsid="00124a96" officeooo:paragraph-rsid="00124a96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124a96" officeooo:paragraph-rsid="00124a96"/>
    </style:style>
    <style:style style:name="P7" style:family="paragraph" style:parent-style-name="Standard">
      <style:paragraph-properties fo:text-align="justify" style:justify-single-word="false"/>
      <style:text-properties officeooo:paragraph-rsid="0014b246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c5102" officeooo:paragraph-rsid="001c5102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c51a7" officeooo:paragraph-rsid="001c51a7"/>
    </style:style>
    <style:style style:name="P12" style:family="paragraph" style:parent-style-name="Standard">
      <style:paragraph-properties fo:text-align="justify" style:justify-single-word="false"/>
      <style:text-properties officeooo:rsid="001c51a7" officeooo:paragraph-rsid="001c51a7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1c51a7" officeooo:paragraph-rsid="001c51a7"/>
    </style:style>
    <style:style style:name="T1" style:family="text">
      <style:text-properties officeooo:rsid="000f849b"/>
    </style:style>
    <style:style style:name="T2" style:family="text">
      <style:text-properties officeooo:rsid="00100db5"/>
    </style:style>
    <style:style style:name="T3" style:family="text">
      <style:text-properties officeooo:rsid="00122165"/>
    </style:style>
    <style:style style:name="T4" style:family="text">
      <style:text-properties officeooo:rsid="0012359e"/>
    </style:style>
    <style:style style:name="T5" style:family="text">
      <style:text-properties officeooo:rsid="0014b246"/>
    </style:style>
    <style:style style:name="T6" style:family="text">
      <style:text-properties officeooo:rsid="00170d8c"/>
    </style:style>
    <style:style style:name="T7" style:family="text">
      <style:text-properties officeooo:rsid="00170e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elhasználói dokumentáció</text:h>
      <text:p text:style-name="P2">Az “owldodgegame” játék<text:span text:style-name="T3">ban </text:span>a játékos az infoc oldalról ismert baglyot irányítja, <text:span text:style-name="T3">célja hogy minél tovább életben maradjon, azáltal hogy kikerüli a felé haladó tűzgolyókat és lelövi a szintén felé haladó ellenségeket, amelyek mérges infoc baglyok. </text:span><text:span text:style-name="T4">A játékost ennek elérésében különböző képességek segítik. </text:span><text:span text:style-name="T7">A cél az, hogy minél jobb pontszámot érjen el a játékos.</text:span></text:p>
      <text:h text:style-name="Heading_20_2" text:outline-level="2">Menü irányítás:</text:h>
      <text:p text:style-name="P7"><text:span text:style-name="T2">A menüben a</text:span> felhasználó a balegérgombbal kattintva tudja használni a gombot.</text:p>
      <text:p text:style-name="P3">A kezdőmenüben több gomb közül választhat, ezek a következők:</text:p>
      <text:list text:style-name="L1">
        <text:list-item>
          <text:p text:style-name="P4">új játék gomb: egy új kört indít ezáltal a játékos</text:p>
        </text:list-item>
        <text:list-item>
          <text:p text:style-name="P4">segítség: egy almenübe megy át, ahol segítséget kap az irányítással kapcsolatban</text:p>
        </text:list-item>
        <text:list-item>
          <text:p text:style-name="P4">nehézséggombok: amelyiket utoljára kiválasztotta olyan nehézségű lesz a játék. Ezt az jelzi, hogy más színű a kiválaszott gomb háttere.</text:p>
        </text:list-item>
        <text:list-item>
          <text:p text:style-name="P11">Új név: megjelenik egy mező ahova be tudja írni az új nevét a felhasználó</text:p>
        </text:list-item>
        <text:list-item>
          <text:p text:style-name="P10">Kilépés: kilép a játékból</text:p>
        </text:list-item>
      </text:list>
      <text:p text:style-name="P12">A segítségmenüben csak a vissza gomb van, ami visszaviszi a kezdőmenübe</text:p>
      <text:p text:style-name="P12">A kör vége utáni menüben:</text:p>
      <text:list text:style-name="L3">
        <text:list-item>
          <text:p text:style-name="P13">Újrakezdés gomb hatására egy új kör indul</text:p>
        </text:list-item>
        <text:list-item>
          <text:p text:style-name="P13">nehézségválasztó gombok itt is megtalálhatóak</text:p>
        </text:list-item>
        <text:list-item>
          <text:p text:style-name="P13">a vissza gomb visszaviszi a kezdőmenübe</text:p>
        </text:list-item>
      </text:list>
      <text:h text:style-name="Heading_20_2" text:outline-level="2">Játékos <text:span text:style-name="T5">karakterének</text:span> irányítása:</text:h>
      <text:p text:style-name="P8">A felhasználó a jobbegérgombbal tudja irányítani a baglyot, <text:span text:style-name="T1">ami a karaktere.</text:span></text:p>
      <text:p text:style-name="P5">A felhasználónak különféle képességei vannak, ilyenek a következők:</text:p>
      <text:list text:style-name="L2">
        <text:list-item>
          <text:p text:style-name="P6">A D-vel használhatja a villanás képességét. Úgynevezett villanást hajt végre, amivel egy rövid távot teleportál a karakter instant. Ezt a képességet csupán hosszabb időközönként tudja használni.</text:p>
        </text:list-item>
        <text:list-item>
          <text:p text:style-name="P6">Q: ezzel a billentyűgombbal a karakter pozíciójából elindul egy tűzgolyóhoz hasonló, ámbár gyorsabb lövés. A lövés kinézete egy rövid kék rúdhoz hasonló. Ez a lövés max fél pálya hosszú utat tehet meg, tehát ha már ennyi utat megtett, akkor tűnjön el. Ez a lövés képes arra, hogy elpusztítsa az ellenségeket, tehát ha eltalál a játékos egy ellenséget a lövésével, akkor a lövés eltűnik és az az ellenség megsemmisül. Ennek a képességnek 1 másodperc a feltöltődési ideje, vagyis minden lövés között 1 <text:soft-page-break/>másodpercnek kell eltelnie. Kivéve akkor, ha az utolsó lövésével eltalált egy ellenséget, ilyenkor ugyanis egyből használni tudja újra ezt a képességet.</text:p>
        </text:list-item>
      </text:list>
      <text:h text:style-name="Heading_20_2" text:outline-level="2">A kimenetek</text:h>
      <text:p text:style-name="P9">A program minden kör után, vagy a játékos kilépés gombra kattintásával egy fájlba elmenti a jelenlegi dicsőséglista állását. Az adatokat pontosvesszővel kell eltárolni egy szövegfájlban, minden pontszámhoz egy külön sor tartozik a felhasználó nevével. <text:span text:style-name="T6">Ezt a fájlt próbálja meg beolvasni minden indításnál a progra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landscape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</meta:editing-cycles>
    <dc:date>2023-11-26T23:44:14.608121917</dc:date>
    <meta:generator>LibreOffice/7.5.8.2$Linux_X86_64 LibreOffice_project/50$Build-2</meta:generator>
    <meta:editing-duration>PT8H23M40S</meta:editing-duration>
    <meta:document-statistic meta:table-count="0" meta:image-count="0" meta:object-count="0" meta:page-count="2" meta:paragraph-count="22" meta:word-count="375" meta:character-count="2479" meta:non-whitespace-character-count="2136"/>
    <meta:template xlink:type="simple" xlink:actuate="onRequest" xlink:title="Normal.dotm" xlink:href=""/>
  </office:meta>
</office:document-meta>
</file>